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275cm"/>
    </style:style>
    <style:style style:name="co8" style:family="table-column">
      <style:table-column-properties fo:break-before="auto" style:column-width="10.54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0.571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3.718cm"/>
    </style:style>
    <style:style style:name="co7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3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0.721cm"/>
    </style:style>
    <style:style style:name="co18" style:family="table-column">
      <style:table-column-properties fo:break-before="auto" style:column-width="1.192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0.859cm"/>
    </style:style>
    <style:style style:name="co21" style:family="table-column">
      <style:table-column-properties fo:break-before="auto" style:column-width="0.887cm"/>
    </style:style>
    <style:style style:name="co22" style:family="table-column">
      <style:table-column-properties fo:break-before="auto" style:column-width="1.027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2.746cm"/>
    </style:style>
    <style:style style:name="co25" style:family="table-column">
      <style:table-column-properties fo:break-before="auto" style:column-width="1.80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7.7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c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dcd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c0c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b3b3b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games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6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7" table:number-columns-repeated="1011" table:default-cell-style-name="ce1"/>
        <table:table-row table:style-name="ro1"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<text:s/>Acc</text:p>
          </table:table-cell>
          <table:table-cell office:value-type="string">
            <text:p>Rar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Spe</text:p>
          </table:table-cell>
          <table:table-cell office:value-type="string">
            <text:p>TODO</text:p>
          </table:table-cell>
          <table:table-cell office:value-type="string" table:number-columns-spanned="2" table:number-rows-spanned="1">
            <text:p>God Special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office:value-type="string">
            <text:p>id</text:p>
          </table:table-cell>
          <table:table-cell office:value-type="string">
            <text:p>desc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Parachut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Faire atterrir la fourmi sur la feuil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aire rouler l'oeuf vers le nid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uer le panda géant grâce au satelli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lif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urir puis sauter au dessus du gouffre</text:p>
          </table:table-cell>
          <table:table-cell/>
          <table:table-cell office:value-type="string">
            <text:p>XXX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r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Viser le centre de la cib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a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Eclairer la boite noir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nnulé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ai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Trouver toutes les paires identiqu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our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ire monter l'hélico vers le haut de l'écra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uzz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table:style-name="Default" office:value-type="string">
            <text:p>Reconstituer le puzz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oll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Rebondir sur les dalles restant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Tapette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Tuer toutes les mouches</text:p>
          </table:table-cell>
          <table:table-cell office:value-type="string">
            <text:p>Stinky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Brochett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constituer une brochette identique au modèle</text:p>
          </table:table-cell>
          <table:table-cell/>
          <table:table-cell office:value-type="string">
            <text:p>XXX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Pier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ranspercer les bombolun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Bibli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ssembler autour du pion violet tous les pions orang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BossRoun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teindre le boss Giga-pomm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Super ti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Rop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 balancer vers la droite et atterrir sur la plateform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Ches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Manger toutes les pièces noir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Pixiz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Ramassez les billes de la bonne couleu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Asteroi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étruire tous les astéroid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uper ti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Tre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Faire tenir l'arbre en équilibr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ShakeTre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ecouer l'arbre pour faire tomber les pomm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Gobelet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RE</text:p>
          </table:table-cell>
          <table:table-cell office:value-type="string">
            <text:p>Retrouver la bille ver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Sheep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ssembler tous les mouton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Glas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nfermer la bestiole mauve avec le verr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PlatJu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auter sur les plateformes pour récupérer la fleu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lat pause sur sau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Clou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Enfoncer le clou avec le martea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Zib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éplacer Zibal patte après patte vers la sorti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5 patt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PopBallo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clater le ballon qui bril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JumpFish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endre la poisson en photo avant qu'il ne retombe</text:p>
          </table:table-cell>
          <table:table-cell/>
          <table:table-cell table:style-name="ce7" office:value-type="string">
            <text:p>poisson animé sur photo (des fois)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Trampoline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auter de l'autre côté du mu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Ghos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usser la bulle vers la gauch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Hamm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clater toutes les têtes qui dépassen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Geys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écupérer les boules, puis les verser dans le tube</text:p>
          </table:table-cell>
          <table:table-cell/>
          <table:table-cell table:style-name="ce8"/>
          <table:table-cell office:value-type="float" office:value="2">
            <text:p>2</text:p>
          </table:table-cell>
          <table:table-cell office:value-type="string">
            <text:p>Plein de rocher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Hamburg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econstituer le hamburg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Bom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teindre la bomb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Oli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viter les cure-dent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Orbital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étruire le poussin en orbi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Plat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ettoyer l'assiet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CrossLaz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cer les deux lignes de tir, et détruire la pêche jongleu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Rempar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Jeter des légumes sur les assaillan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leins de légum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Pilu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ire tourner la pillule pour l'amener vers les bactéri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Slid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rquer un bu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RollBlock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Amener la bille dans le tro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Toupi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aire un tour de circui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JumpCa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Eviter les voitur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FallApp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écupérer 7 pomm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Scu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UR</text:p>
          </table:table-cell>
          <table:table-cell office:value-type="string">
            <text:p>Détruire les météores avant qu'ils ne touchent le sol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SplashPiou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auver Pioupio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FlyEater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valer la mouch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BallonKi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Eviter les picot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FlyingDe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UR</text:p>
          </table:table-cell>
          <table:table-cell office:value-type="string">
            <text:p>Manier le cerf-volant sans sortir de l'écra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Acrobat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aire une colonne d'acrobat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RainbowCirc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mettre les couleurs dans l'ordr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Whee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constituer le puzzle en tournant la pièce centra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ColorBal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olorier toutes les billes en ver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Flow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rroser la fleu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Gath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ssembler tous les palets au milie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SuperKnigh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SUR</text:p>
          </table:table-cell>
          <table:table-cell office:value-type="string">
            <text:p>Repousser les orc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épée lance BD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Chai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trouver la chaîn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string">
            <text:p>Tubul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Colorier tous les tubes en ver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Fro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aire sauter la grenouille dans le trou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SpaceDodg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UR</text:p>
          </table:table-cell>
          <table:table-cell office:value-type="string">
            <text:p>Eviter les tirs ennemi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Taqui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RE</text:p>
          </table:table-cell>
          <table:table-cell office:value-type="string">
            <text:p>Reconstituer le puzz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GemTur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constituer une chaîne de pierres précieus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Umbrell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UR</text:p>
          </table:table-cell>
          <table:table-cell office:value-type="string">
            <text:p>Protéger le cha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KiwiCu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ouper tous les kiwi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SpaceSc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epérer et ramasser toutes les pépit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Magnif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trouver la cellule cancéreu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Grosse loup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string">
            <text:p>Interwheel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llumer toutes les rou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string">
            <text:p>Kaska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Détruire toutes les pièc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string">
            <text:p>Karat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Repousser les assaillant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SpaceHunt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Survivre à l'assaut</text:p>
          </table:table-cell>
          <table:table-cell/>
          <table:table-cell table:style-name="ce9" office:value-type="string">
            <text:p>Lag bcp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Spo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ejoindre la bouche d'égou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string">
            <text:p>Stack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RE</text:p>
          </table:table-cell>
          <table:table-cell office:value-type="string">
            <text:p>Faire loger toutes les pièces sur la plateform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Que des cub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Pachink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llumer tous les bumpe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PullRo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irer la cord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EscapeBu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UR</text:p>
          </table:table-cell>
          <table:table-cell office:value-type="string">
            <text:p>Fuire les popog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string">
            <text:p>Tunne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érer son altitude dans la grotte</text:p>
          </table:table-cell>
          <table:table-cell/>
          <table:table-cell office:value-type="string">
            <text:p>a refaire</text:p>
          </table:table-cell>
          <table:table-cell office:value-type="float" office:value="6">
            <text:p>6</text:p>
          </table:table-cell>
          <table:table-cell office:value-type="string">
            <text:p>Casse les cub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string">
            <text:p>Eclips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aisir l'instant de l'éclip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string">
            <text:p>Trai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Faire passer les canard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FamilyMusic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masser les notes dans l'ordr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Firewal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étruire toutes les attaques sur le firewall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string">
            <text:p>Xra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UR</text:p>
          </table:table-cell>
          <table:table-cell office:value-type="string">
            <text:p>Eviter les crayon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string">
            <text:p>Block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aintenir l'échiqui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LabyBal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aire sortir les billes du labyrin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Une seule bill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string">
            <text:p>No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nvoyer les shadoks dans l'arche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string">
            <text:p>Line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anchir la ligne d'arrivé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string">
            <text:p>LabySlid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RE</text:p>
          </table:table-cell>
          <table:table-cell office:value-type="string">
            <text:p>Reconstruire le Chemin</text:p>
          </table:table-cell>
          <table:table-cell table:style-name="ce4"/>
          <table:table-cell table:style-name="ce1"/>
          <table:table-cell table:number-columns-repeated="101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string">
            <text:p>Window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Eviter les collision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string">
            <text:p>Box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étruire les boîtes indiquées</text:p>
          </table:table-cell>
          <table:table-cell/>
          <table:table-cell office:value-type="string">
            <text:p>fail eve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string">
            <text:p>Tangra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produire le modè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string">
            <text:p>Puissance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Faire une ligne de 4 pions roug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oue 2 fois en 1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string">
            <text:p>HedgeHo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 pas écraser le hérisso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Le pied cos ec ++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string">
            <text:p>FlowerBounc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masser toutes les fleu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string">
            <text:p>Rac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rriver le premi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string">
            <text:p>RopeJum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Sauter à la cord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string">
            <text:p>RobinHoo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irer sur la cibl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string">
            <text:p>SquareNum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La somme de toutes les lignes doit etre égale a 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string">
            <text:p>Intrud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E</text:p>
          </table:table-cell>
          <table:table-cell office:value-type="string">
            <text:p>Retrouver l'intr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2x change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string">
            <text:p>CarCrash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asser la voitur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EOF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string">
            <text:p>Planet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E</text:p>
          </table:table-cell>
          <table:table-cell office:value-type="string">
            <text:p>Conquérir toutes les planètes</text:p>
          </table:table-cell>
          <table:table-cell/>
          <table:table-cell office:value-type="string">
            <text:p>conditions de victoire foir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SUR</text:p>
          </table:table-cell>
          <table:table-cell office:value-type="string">
            <text:p>Renvoyer toutes les balles avec le bouclier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office:value-type="string">
            <text:p>TOD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- placement dfes monstres : ++</text:p>
          </table:table-cell>
          <table:table-cell/>
          <table:table-cell office:value-type="string">
            <text:p>fever meter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<text:s/>Kluk energy meter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- retouver le jeu de defense de base</text:p>
          </table:table-cell>
          <table:table-cell/>
          <table:table-cell office:value-type="string">
            <text:p>time meter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life meter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EXP</text:p>
          </table:table-cell>
          <table:table-cell table:style-name="ce6"/>
          <table:table-cell table:style-name="ce3" table:number-columns-repeated="3"/>
          <table:table-cell table:style-name="ce6"/>
          <table:table-cell table:style-name="ce3"/>
          <table:table-cell table:style-name="ce6"/>
          <table:table-cell table:style-name="ce3"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tock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masser 1000$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BusStatio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iguiller correctement les camions</text:p>
          </table:table-cell>
          <table:table-cell table:number-columns-repeated="1015"/>
        </table:table-row>
        <table:table-row table:style-name="ro1" table:number-rows-repeated="654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onsters" table:style-name="ta1" table:print="false"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2"/>
        <table:table-column table:style-name="co21" table:default-cell-style-name="ce12"/>
        <table:table-column table:style-name="co5" table:default-cell-style-name="ce12"/>
        <table:table-column table:style-name="co14" table:default-cell-style-name="ce12"/>
        <table:table-column table:style-name="co18" table:default-cell-style-name="ce10"/>
        <table:table-column table:style-name="co22" table:default-cell-style-name="ce10"/>
        <table:table-column table:style-name="co23" table:default-cell-style-name="ce10"/>
        <table:table-column table:style-name="co14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4"/>
        <table:table-column table:style-name="co27" table:default-cell-style-name="ce10"/>
        <table:table-column table:style-name="co7" table:number-columns-repeated="1004" table:default-cell-style-name="ce10"/>
        <table:table-row table:style-name="ro1">
          <table:table-cell table:number-columns-spanned="1" table:number-rows-spanned="2"/>
          <table:table-cell office:value-type="string" table:number-columns-spanned="1" table:number-rows-spanned="2">
            <text:p>id</text:p>
          </table:table-cell>
          <table:table-cell office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table:number-columns-spanned="1" table:number-rows-spanned="2">
            <text:p>life</text:p>
          </table:table-cell>
          <table:table-cell office:value-type="string" table:number-columns-spanned="1" table:number-rows-spanned="2">
            <text:p>atk</text:p>
          </table:table-cell>
          <table:table-cell table:style-name="ce10" office:value-type="string" table:number-columns-spanned="3" table:number-rows-spanned="1">
            <text:p>temp</text:p>
          </table:table-cell>
          <table:covered-table-cell table:style-name="ce10"/>
          <table:covered-table-cell table:style-name="ce10"/>
          <table:table-cell table:style-name="ce10"/>
          <table:table-cell office:value-type="string" table:number-columns-spanned="2" table:number-rows-spanned="1">
            <text:p>range</text:p>
          </table:table-cell>
          <table:covered-table-cell/>
          <table:table-cell office:value-type="string" table:number-columns-spanned="1" table:number-rows-spanned="2">
            <text:p>weight</text:p>
          </table:table-cell>
          <table:table-cell/>
          <table:table-cell office:value-type="string" table:number-columns-spanned="2" table:number-rows-spanned="1">
            <text:p>anim</text:p>
          </table:table-cell>
          <table:covered-table-cell/>
          <table:table-cell table:style-name="ce10" office:value-type="string" table:number-columns-spanned="2" table:number-rows-spanned="1">
            <text:p>games</text:p>
          </table:table-cell>
          <table:covered-table-cell/>
          <table:table-cell table:number-columns-repeated="1004"/>
        </table:table-row>
        <table:table-row table:style-name="ro1">
          <table:covered-table-cell table:number-columns-repeated="6"/>
          <table:table-cell table:style-name="ce10" office:value-type="string">
            <text:p>start</text:p>
          </table:table-cell>
          <table:table-cell table:style-name="ce10" office:value-type="string">
            <text:p>inc</text:p>
          </table:table-cell>
          <table:table-cell table:style-name="ce10" office:value-type="string">
            <text:p>max</text:p>
          </table:table-cell>
          <table:table-cell table:style-name="ce10"/>
          <table:table-cell office:value-type="string">
            <text:p>from</text:p>
          </table:table-cell>
          <table:table-cell office:value-type="string">
            <text:p>to</text:p>
          </table:table-cell>
          <table:covered-table-cell/>
          <table:table-cell/>
          <table:table-cell office:value-type="string">
            <text:p>stand</text:p>
          </table:table-cell>
          <table:table-cell office:value-type="string">
            <text:p>offset y</text:p>
          </table:table-cell>
          <table:table-cell table:style-name="ce10" office:value-type="string">
            <text:p>family</text:p>
          </table:table-cell>
          <table:table-cell office:value-type="string">
            <text:p>specifique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Blob jaun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/>
          <table:table-cell table:style-name="ce12" office:value-type="float" office:value="-20">
            <text:p>-20</text:p>
          </table:table-cell>
          <table:table-cell table:style-name="ce12"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lob_yellow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Blob vert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  <table:table-cell table:style-name="ce12" office:value-type="float" office:value="6">
            <text:p>6</text:p>
          </table:table-cell>
          <table:table-cell table:style-name="ce12" office:value-type="float" office:value="70">
            <text:p>7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lob_green</text:p>
          </table:table-cell>
          <table:table-cell office:value-type="float" office:value="-5">
            <text:p>-5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string">
            <text:p>Blob rose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office:value-type="float" office:value="40">
            <text:p>4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80">
            <text:p>80</text:p>
          </table:table-cell>
          <table:table-cell table:style-name="ce13"/>
          <table:table-cell table:style-name="ce12" office:value-type="float" office:value="30">
            <text:p>30</text:p>
          </table:table-cell>
          <table:table-cell table:style-name="ce12"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lob_rose</text:p>
          </table:table-cell>
          <table:table-cell office:value-type="float" office:value="-5">
            <text:p>-5</text:p>
          </table:table-cell>
          <table:table-cell office:value-type="string">
            <text:p>0,1,2,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iaf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/>
          <table:table-cell table:style-name="ce12" office:value-type="float" office:value="10">
            <text:p>10</text:p>
          </table:table-cell>
          <table:table-cell table:style-name="ce12"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iaf</text:p>
          </table:table-cell>
          <table:table-cell office:value-type="float" office:value="-8">
            <text:p>-8</text:p>
          </table:table-cell>
          <table:table-cell office:value-type="string">
            <text:p>0,1,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carab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80">
            <text:p>8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carab</text:p>
          </table:table-cell>
          <table:table-cell office:value-type="float" office:value="-9">
            <text:p>-9</text:p>
          </table:table-cell>
          <table:table-cell office:value-type="string">
            <text:p>0,1,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oulpe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/>
          <table:table-cell table:style-name="ce12" office:value-type="float" office:value="24">
            <text:p>24</text:p>
          </table:table-cell>
          <table:table-cell table:style-name="ce12"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oulpe</text:p>
          </table:table-cell>
          <table:table-cell office:value-type="float" office:value="-5">
            <text:p>-5</text:p>
          </table:table-cell>
          <table:table-cell office:value-type="string">
            <text:p>0,1,2,3</text:p>
          </table:table-cell>
          <table:table-cell office:value-type="float" office:value="48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Red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70">
            <text:p>70</text:p>
          </table:table-cell>
          <table:table-cell table:style-name="ce12" office:value-type="float" office:value="200">
            <text:p>2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red</text:p>
          </table:table-cell>
          <table:table-cell office:value-type="float" office:value="-9">
            <text:p>-9</text:p>
          </table:table-cell>
          <table:table-cell office:value-type="string">
            <text:p>0,1,2,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inky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/>
          <table:table-cell table:style-name="ce12" office:value-type="float" office:value="8">
            <text:p>8</text:p>
          </table:table-cell>
          <table:table-cell table:style-name="ce12" office:value-type="float" office:value="60">
            <text:p>6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tinky</text:p>
          </table:table-cell>
          <table:table-cell office:value-type="float" office:value="-8">
            <text:p>-8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Ghos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  <table:table-cell table:style-name="ce12" office:value-type="float" office:value="0">
            <text:p>0</text:p>
          </table:table-cell>
          <table:table-cell table:style-name="ce12"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host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edusa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style-name="ce12" office:value-type="float" office:value="130">
            <text:p>13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medusa</text:p>
          </table:table-cell>
          <table:table-cell office:value-type="float" office:value="-9">
            <text:p>-9</text:p>
          </table:table-cell>
          <table:table-cell office:value-type="string">
            <text:p>0,1,2,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aram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60">
            <text:p>60</text:p>
          </table:table-cell>
          <table:table-cell table:style-name="ce12" office:value-type="float" office:value="200">
            <text:p>20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naram</text:p>
          </table:table-cell>
          <table:table-cell office:value-type="float" office:value="-7">
            <text:p>-7</text:p>
          </table:table-cell>
          <table:table-cell office:value-type="string">
            <text:p>1,2,4,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argon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/>
          <table:table-cell table:style-name="ce12" office:value-type="float" office:value="200">
            <text:p>200</text:p>
          </table:table-cell>
          <table:table-cell table:style-name="ce12"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rgon</text:p>
          </table:table-cell>
          <table:table-cell office:value-type="float" office:value="-8">
            <text:p>-8</text:p>
          </table:table-cell>
          <table:table-cell office:value-type="string">
            <text:p>0,1,2,3,5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Braino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0">
            <text:p>0</text:p>
          </table:table-cell>
          <table:table-cell table:style-name="ce12" office:value-type="float" office:value="150">
            <text:p>15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raino</text:p>
          </table:table-cell>
          <table:table-cell office:value-type="float" office:value="-8">
            <text:p>-8</text:p>
          </table:table-cell>
          <table:table-cell office:value-type="float" office:value="10">
            <text:p>10</text:p>
          </table:table-cell>
          <table:table-cell office:value-type="string">
            <text:p>5,6,8,42,52,58,62,63,69,87,90,91,97,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Kourou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table:style-name="ce12" office:value-type="float" office:value="55">
            <text:p>55</text:p>
          </table:table-cell>
          <table:table-cell table:style-name="ce12" office:value-type="float" office:value="150">
            <text:p>15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kourou</text:p>
          </table:table-cell>
          <table:table-cell office:value-type="float" office:value="-5">
            <text:p>-5</text:p>
          </table:table-cell>
          <table:table-cell office:value-type="string">
            <text:p>0,1,2,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1"/>
          <table:table-cell table:style-name="ce2" office:value-type="string">
            <text:p>EOF</text:p>
          </table:table-cell>
          <table:table-cell table:style-name="ce5"/>
          <table:table-cell table:style-name="ce2" table:number-columns-repeated="4"/>
          <table:table-cell table:style-name="ce5"/>
          <table:table-cell table:style-name="ce2" table:number-columns-repeated="8"/>
          <table:table-cell table:style-name="ce5"/>
          <table:table-cell table:style-name="ce2" table:number-columns-repeated="1005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0"/>
          <table:table-cell table:style-name="ce12" table:number-columns-repeated="2"/>
          <table:table-cell table:number-columns-repeated="10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Nara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/>
          <table:table-cell table:style-name="ce12" office:value-type="float" office:value="-20">
            <text:p>-20</text:p>
          </table:table-cell>
          <table:table-cell table:style-name="ce12" office:value-type="float" office:value="20">
            <text:p>20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naram</text:p>
          </table:table-cell>
          <table:table-cell office:value-type="float" office:value="-7">
            <text:p>-7</text:p>
          </table:table-cell>
          <table:table-cell office:value-type="string">
            <text:p>1,2,4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3"/>
          <table:table-cell table:style-name="ce10" office:value-type="string">
            <text:p>Braino</text:p>
          </table:table-cell>
          <table:table-cell office:value-type="string">
            <text:p>Que des jeux de reflexion</text:p>
          </table:table-cell>
          <table:table-cell table:number-columns-repeated="1004"/>
        </table:table-row>
        <table:table-row table:style-name="ro1" table:number-rows-repeated="6551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/11/2010</text:date>, <text:time>09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4H59M57S</meta:editing-duration>
    <meta:editing-cycles>315</meta:editing-cycles>
    <meta:generator>OpenOffice.org/3.2$Win32 OpenOffice.org_project/320m12$Build-9483</meta:generator>
    <dc:date>2010-11-10T09:41:08.25</dc:date>
    <dc:creator>Benjamin Soulé</dc:creator>
    <meta:document-statistic meta:table-count="3" meta:cell-count="847" meta:object-count="0"/>
    <meta:user-defined meta:name="Info 1"/>
    <meta:user-defined meta:name="Info 2"/>
    <meta:user-defined meta:name="Info 3"/>
    <meta:user-defined meta:name="Info 4"/>
  </office:meta>
</office:document-meta>
</file>